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5.49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101.91pt"/>
    </style:style>
    <style:style style:name="co5" style:family="table-column">
      <style:table-column-properties fo:break-before="auto" style:column-width="90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anufacturer Part Numbe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Distributor</text:p>
          </table:table-cell>
          <table:table-cell office:value-type="string" calcext:value-type="string">
            <text:p>Distributor link</text:p>
          </table:table-cell>
          <table:table-cell office:value-type="string" calcext:value-type="string">
            <text:p>Cost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-Mos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DMP6023LSS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de/product-detail/de/diodes-incorporated/DMP6023LSS-13/DMP6023LSS-13DICT-ND/5080369" xlink:type="simple">http://www.digikey.de/product-detail/de/diodes-incorporated/DMP6023LSS-13/DMP6023LSS-13DICT-ND/5080369</text:a>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VS-Diode, 40.2 V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P4SMA47CA</text:p>
          </table:table-cell>
          <table:table-cell office:value-type="string" calcext:value-type="string">
            <text:p>DO-214A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de/product-detail/de/vishay-semiconductor-diodes-division/P4SMA47CA-E3-61/P4SMA47CA-E3-61GICT-ND/5639059" xlink:type="simple">http://www.digikey.de/product-detail/de/vishay-semiconductor-diodes-division/P4SMA47CA-E3-61/P4SMA47CA-E3-61GICT-ND/5639059</text:a>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ener Diode 10V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1SMA5925BT3G</text:p>
          </table:table-cell>
          <table:table-cell office:value-type="string" calcext:value-type="string">
            <text:p>SMA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de/product-detail/de/on-semiconductor/1SMA5925BT3G/1SMA5925BT3GOSCT-ND/917679" xlink:type="simple">http://www.digikey.de/product-detail/de/on-semiconductor/1SMA5925BT3G/1SMA5925BT3GOSCT-ND/917679</text:a>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7V 1A</text:p>
          </table:table-cell>
          <table:table-cell office:value-type="string" calcext:value-type="string">
            <text:p>NXP Semiconductor</text:p>
          </table:table-cell>
          <table:table-cell table:style-name="ce1" office:value-type="string" calcext:value-type="string">
            <text:p>PMEG6010CEH,11</text:p>
          </table:table-cell>
          <table:table-cell office:value-type="string" calcext:value-type="string">
            <text:p>SOD-123F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de/product-detail/de/nxp-semiconductors/PMEG6010CEH,115/568-4104-1-ND/1589917" xlink:type="simple">http://www.digikey.de/product-detail/de/nxp-semiconductors/PMEG6010CEH,115/568-4104-1-ND/1589917</text:a>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 kΩ, &gt;=0.1W</text:p>
          </table:table-cell>
          <table:table-cell office:value-type="string" calcext:value-type="string">
            <text:p>ROHM</text:p>
          </table:table-cell>
          <table:table-cell office:value-type="string" calcext:value-type="string">
            <text:p>RHM100KCKCT-ND</text:p>
          </table:table-cell>
          <table:table-cell table:style-name="ce3" office:value-type="float" office:value="1206" calcext:value-type="float">
            <text:p>1206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de/product-detail/de/rohm-semiconductor/MCR18ERTJ104/RHM100KCKCT-ND/4085908" xlink:type="simple">http://www.digikey.de/product-detail/de/rohm-semiconductor/MCR18ERTJ104/RHM100KCKCT-ND/4085908</text:a>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 kΩ, 5%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CRCW0402105KFKED</text:p>
          </table:table-cell>
          <table:table-cell table:style-name="ce3" office:value-type="string" calcext:value-type="string">
            <text:p>0402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de/product-detail/de/vishay-dale/CRCW0402105KFKED/541-105KLCT-ND/1183353" xlink:type="simple">http://www.digikey.de/product-detail/de/vishay-dale/CRCW0402105KFKED/541-105KLCT-ND/1183353</text:a>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 kΩ, 1%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CRCW040228K0FKED</text:p>
          </table:table-cell>
          <table:table-cell table:style-name="ce3" office:value-type="string" calcext:value-type="string">
            <text:p>0402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de/product-detail/de/vishay-dale/CRCW040228K0FKED/541-28.0KLCT-ND/1183286" xlink:type="simple">http://www.digikey.de/product-detail/de/vishay-dale/CRCW040228K0FKED/541-28.0KLCT-ND/1183286</text:a>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.45 kΩ, 1%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CRCW04028K45FKED</text:p>
          </table:table-cell>
          <table:table-cell table:style-name="ce3" office:value-type="string" calcext:value-type="string">
            <text:p>0402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de/product-detail/de/vishay-dale/CRCW04028K45FKED/541-8.45KLCT-ND/1183229" xlink:type="simple">http://www.digikey.de/product-detail/de/vishay-dale/CRCW04028K45FKED/541-8.45KLCT-ND/1183229</text:a>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R5, R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 kΩ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CRCW040210K0JNED</text:p>
          </table:table-cell>
          <table:table-cell table:style-name="ce3" office:value-type="string" calcext:value-type="string">
            <text:p>0402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de/product-detail/de/vishay-dale/CRCW040210K0JNED/541-10KJCT-ND/1182708" xlink:type="simple">http://www.digikey.de/product-detail/de/vishay-dale/CRCW040210K0JNED/541-10KJCT-ND/1182708</text:a>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R7, R8, R9, R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0Ω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CRCW0402220RJNED</text:p>
          </table:table-cell>
          <table:table-cell table:style-name="ce3" office:value-type="string" calcext:value-type="string">
            <text:p>0402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de/product-detail/de/vishay-dale/CRCW0402220RJNED/541-220JCT-ND/1182668" xlink:type="simple">http://www.digikey.de/product-detail/de/vishay-dale/CRCW0402220RJNED/541-220JCT-ND/1182668</text:a>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R10, R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3 kΩ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CRCW04023K30JNED</text:p>
          </table:table-cell>
          <table:table-cell table:style-name="ce3" office:value-type="string" calcext:value-type="string">
            <text:p>0402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de/product-detail/de/vishay-dale/CRCW04023K30JNED/541-3.3KJCT-ND/1182696" xlink:type="simple">http://www.digikey.de/product-detail/de/vishay-dale/CRCW04023K30JNED/541-3.3KJCT-ND/1182696</text:a>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R13, R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.4 kΩ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CRCW040260R4FKED</text:p>
          </table:table-cell>
          <table:table-cell table:style-name="ce3" office:value-type="string" calcext:value-type="string">
            <text:p>0402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de/product-detail/de/vishay-dale/CRCW040260R4FKED/541-60.4LCT-ND/1182984" xlink:type="simple">http://www.digikey.de/product-detail/de/vishay-dale/CRCW040260R4FKED/541-60.4LCT-ND/1182984</text:a>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 µF, &gt;40V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C3225X7R2A225K230AB</text:p>
          </table:table-cell>
          <table:table-cell office:value-type="string" calcext:value-type="string">
            <text:p>121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de/product-detail/de/tdk-corporation/C3225X7R2A225K230AB/445-4497-1-ND/2042293" xlink:type="simple">http://www.digikey.de/product-detail/de/tdk-corporation/C3225X7R2A225K230AB/445-4497-1-ND/2042293</text:a>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/>
          <table:table-cell office:value-type="string" calcext:value-type="string">
            <text:p>100 nF, 100V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C2012X7R2A104M125AA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de/product-detail/de/tdk-corporation/C2012X7R2A104M125AA/445-4442-1-ND/2042238" xlink:type="simple">http://www.digikey.de/product-detail/de/tdk-corporation/C2012X7R2A104M125AA/445-4442-1-ND/2042238</text:a>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/>
          <table:table-cell office:value-type="string" calcext:value-type="string">
            <text:p>22µ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31CR71A226KE15L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Digikey</text:p>
          </table:table-cell>
          <table:table-cell table:style-name="ce4" office:value-type="string" calcext:value-type="string">
            <text:p><text:a xlink:href="http://www.digikey.de/product-detail/de/murata-electronics-north-america/GRM31CR71A226KE15L/490-5309-1-ND/2039088" xlink:type="simple">http://www.digikey.de/product-detail/de/murata-electronics-north-america/GRM31CR71A226KE15L/490-5309-1-ND/2039088</text:a>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string" calcext:value-type="string">
            <text:p>C4, C5</text:p>
          </table:table-cell>
          <table:table-cell/>
          <table:table-cell office:value-type="string" calcext:value-type="string">
            <text:p>15pF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C1005C0G1H100D050BA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de/product-detail/de/tdk-corporation/C1005C0G1H150J050BA/445-1237-1-ND/567723" xlink:type="simple">http://www.digikey.de/product-detail/de/tdk-corporation/C1005C0G1H150J050BA/445-1237-1-ND/567723</text:a>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C6, C10, C16</text:p>
          </table:table-cell>
          <table:table-cell/>
          <table:table-cell office:value-type="string" calcext:value-type="string">
            <text:p>4.7µF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CGA4J3X7R1A475K125AB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de/product-detail/de/tdk-corporation/CGA4J3X7R1A475K125AB/445-12730-1-ND/3954396" xlink:type="simple">http://www.digikey.de/product-detail/de/tdk-corporation/CGA4J3X7R1A475K125AB/445-12730-1-ND/3954396</text:a>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string" calcext:value-type="string">
            <text:p>C7, C8, C9, C11, C12, C13, C14, C15, C17, C18, C19</text:p>
          </table:table-cell>
          <table:table-cell/>
          <table:table-cell office:value-type="string" calcext:value-type="string">
            <text:p>100nF</text:p>
          </table:table-cell>
          <table:table-cell office:value-type="string" calcext:value-type="string">
            <text:p>TDK</text:p>
          </table:table-cell>
          <table:table-cell table:style-name="ce1" office:value-type="string" calcext:value-type="string">
            <text:p>CGA2B1X7R1C104K050BC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de/product-detail/de/tdk-corporation/CGA2B1X7R1C104K050BC/445-5613-1-ND/2443653" xlink:type="simple">http://www.digikey.de/product-detail/de/tdk-corporation/CGA2B1X7R1C104K050BC/445-5613-1-ND/2443653</text:a>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C20</text:p>
          </table:table-cell>
          <table:table-cell/>
          <table:table-cell office:value-type="string" calcext:value-type="string">
            <text:p>4,7nF</text:p>
          </table:table-cell>
          <table:table-cell office:value-type="string" calcext:value-type="string">
            <text:p>TDK</text:p>
          </table:table-cell>
          <table:table-cell table:style-name="ce1" office:value-type="string" calcext:value-type="string">
            <text:p>CGA2B2X7R1H472K050BA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de/product-detail/de/tdk-corporation/CGA2B2X7R1H472K050BA/445-5607-1-ND/2443647" xlink:type="simple">http://www.digikey.de/product-detail/de/tdk-corporation/CGA2B2X7R1H472K050BA/445-5607-1-ND/2443647</text:a>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/>
          <table:table-cell office:value-type="string" calcext:value-type="string">
            <text:p>27µH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SDE0604A-270M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de/product-detail/de/bourns-inc/SDE0604A-270M/SDE0604A-270MCT-ND/5031060" xlink:type="simple">http://www.digikey.de/product-detail/de/bourns-inc/SDE0604A-270M/SDE0604A-270MCT-ND/5031060</text:a>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/>
          <table:table-cell office:value-type="string" calcext:value-type="string">
            <text:p>LMR16006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LMR16006XDDCR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de/product-detail/de/texas-instruments/LMR16006XDDCR/296-40293-1-ND/5178170" xlink:type="simple">http://www.digikey.de/product-detail/de/texas-instruments/LMR16006XDDCR/296-40293-1-ND/5178170</text:a></text:p>
          </table:table-cell>
          <table:table-cell office:value-type="float" office:value="2.66" calcext:value-type="float">
            <text:p>2.66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/>
          <table:table-cell office:value-type="string" calcext:value-type="string">
            <text:p>SN74LVC1G08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N74LVC1G08DCKR</text:p>
          </table:table-cell>
          <table:table-cell office:value-type="string" calcext:value-type="string">
            <text:p>TI-DCK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de/product-detail/de/texas-instruments/SN74LVC1G08DCKR/296-11602-1-ND/385741" xlink:type="simple">http://www.digikey.de/product-detail/de/texas-instruments/SN74LVC1G08DCKR/296-11602-1-ND/385741</text:a>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/>
          <table:table-cell office:value-type="string" calcext:value-type="string">
            <text:p>STM32F072RB</text:p>
          </table:table-cell>
          <table:table-cell office:value-type="string" calcext:value-type="string">
            <text:p>ST Microelectronics</text:p>
          </table:table-cell>
          <table:table-cell office:value-type="string" calcext:value-type="string">
            <text:p>STM32F072RBT6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de/product-detail/de/stmicroelectronics/STM32F072RBT6/497-14644-ND/4815291" xlink:type="simple">http://www.digikey.de/product-detail/de/stmicroelectronics/STM32F072RBT6/497-14644-ND/4815291</text:a></text:p>
          </table:table-cell>
          <table:table-cell office:value-type="float" office:value="3.54" calcext:value-type="float">
            <text:p>3.54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/>
          <table:table-cell office:value-type="string" calcext:value-type="string">
            <text:p>HDC1080</text:p>
          </table:table-cell>
          <table:table-cell office:value-type="string" calcext:value-type="string">
            <text:p>Texas Instruments</text:p>
          </table:table-cell>
          <table:table-cell table:number-columns-repeated="2"/>
          <table:table-cell office:value-type="string" calcext:value-type="string">
            <text:p>Digik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5</text:p>
          </table:table-cell>
          <table:table-cell/>
          <table:table-cell office:value-type="string" calcext:value-type="string">
            <text:p>TCAN334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CAN334DCNT</text:p>
          </table:table-cell>
          <table:table-cell office:value-type="string" calcext:value-type="string">
            <text:p>TI-DCN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de/product-detail/de/texas-instruments/TCAN334DCNT/296-44503-1-ND/6110787" xlink:type="simple">http://www.digikey.de/product-detail/de/texas-instruments/TCAN334DCNT/296-44503-1-ND/6110787</text:a></text:p>
          </table:table-cell>
          <table:table-cell office:value-type="float" office:value="2.53" calcext:value-type="float">
            <text:p>2.53</text:p>
          </table:table-cell>
        </table:table-row>
        <table:table-row table:style-name="ro1">
          <table:table-cell office:value-type="string" calcext:value-type="string">
            <text:p>P3, P4</text:p>
          </table:table-cell>
          <table:table-cell table:number-columns-repeated="2"/>
          <table:table-cell office:value-type="string" calcext:value-type="string">
            <text:p>WAGO</text:p>
          </table:table-cell>
          <table:table-cell office:value-type="string" calcext:value-type="string">
            <text:p>WAGO 2060-1423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<text:a xlink:href="http://www.reichelt.de/Leiterplattenklemmen/WAGO-2060-1423/3/index.html?ACTION=3&amp;GROUPID=7540&amp;ARTICLE=163239&amp;OFFSET=16&amp;" xlink:type="simple">http://www.reichelt.de/Leiterplattenklemmen/WAGO-2060-1423/3/index.html?ACTION=3&amp;GROUPID=7540&amp;ARTICLE=163239&amp;OFFSET=16&amp;</text:a>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X1</text:p>
          </table:table-cell>
          <table:table-cell/>
          <table:table-cell office:value-type="string" calcext:value-type="string">
            <text:p>32,768kHz, 12.5pF</text:p>
          </table:table-cell>
          <table:table-cell/>
          <table:table-cell office:value-type="string" calcext:value-type="string">
            <text:p>0,032768</text:p>
          </table:table-cell>
          <table:table-cell office:value-type="string" calcext:value-type="string">
            <text:p>round, 2mm, 0.65mm pitch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<text:a xlink:href="http://www.reichelt.de/Uhrenquarze-SMD-Gehaeuse/0-032768-L6/3/index.html?ACTION=3&amp;GROUPID=4005&amp;ARTICLE=32847&amp;OFFSET=500&amp;" xlink:type="simple">http://www.reichelt.de/Uhrenquarze-SMD-Gehaeuse/0-032768-L6/3/index.html?ACTION=3&amp;GROUPID=4005&amp;ARTICLE=32847&amp;OFFSET=500&amp;</text:a>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JP1</text:p>
          </table:table-cell>
          <table:table-cell/>
          <table:table-cell office:value-type="string" calcext:value-type="string">
            <text:p>Pin Header 1x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1</text:p>
          </table:table-cell>
          <table:table-cell/>
          <table:table-cell office:value-type="string" calcext:value-type="string">
            <text:p>Pin Header 1x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in Header 1x3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W1, SW2, SW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KMR2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<text:a xlink:href="http://www.reichelt.de/Kurzhubtaster/KMR-231-G-LFS/3/index.html?ACTION=3&amp;GROUPID=7587&amp;ARTICLE=148478&amp;OFFSET=500&amp;" xlink:type="simple">http://www.reichelt.de/Kurzhubtaster/KMR-231-G-LFS/3/index.html?ACTION=3&amp;GROUPID=7587&amp;ARTICLE=148478&amp;OFFSET=500&amp;</text:a>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 table:number-rows-repeated="104854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8">00/00/0000</text:date>, <text:time style:data-style-name="N2" text:time-value="08:19:57.8277014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2T15:33:37.559393084</meta:creation-date>
    <dc:date>2016-10-28T13:48:21.770179452</dc:date>
    <meta:editing-duration>PT11H40M43S</meta:editing-duration>
    <meta:editing-cycles>24</meta:editing-cycles>
    <meta:generator>LibreOffice/5.2.2.2$Linux_X86_64 LibreOffice_project/20m0$Build-2</meta:generator>
    <meta:document-statistic meta:table-count="1" meta:cell-count="240" meta:object-count="0"/>
  </office:meta>
</office:document-meta>
</file>